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ce20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st frequent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571" calcext:value-type="float">
            <text:p>1571</text:p>
          </table:table-cell>
          <table:table-cell table:style-name="ce34" office:value-type="float" office:value="1571" calcext:value-type="float">
            <text:p>157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570" calcext:value-type="float">
            <text:p>2570</text:p>
          </table:table-cell>
          <table:table-cell table:style-name="ce34" office:value-type="float" office:value="2570" calcext:value-type="float">
            <text:p>257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7156" calcext:value-type="float">
            <text:p>7156</text:p>
          </table:table-cell>
          <table:table-cell table:style-name="ce34" office:value-type="float" office:value="7156" calcext:value-type="float">
            <text:p>7156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1001" calcext:value-type="float">
            <text:p>11001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999" calcext:value-type="float">
            <text:p>11999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3144" calcext:value-type="float">
            <text:p>13144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5849" calcext:value-type="float">
            <text:p>15849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6070" calcext:value-type="float">
            <text:p>16070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7060" calcext:value-type="float">
            <text:p>17060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197" calcext:value-type="float">
            <text:p>1719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1973" calcext:value-type="float">
            <text:p>21973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2198" calcext:value-type="float">
            <text:p>22198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4867" calcext:value-type="float">
            <text:p>24867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6010" calcext:value-type="float">
            <text:p>26010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13" table:number-columns-repeated="4"/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ce34" office:value-type="string" calcext:value-type="string">
            <text:p>round 2</text:p>
          </table:table-cell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 table:number-columns-repeated="9"/>
          <table:table-cell table:style-name="ce3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43" calcext:value-type="float">
            <text:p>134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174" calcext:value-type="float">
            <text:p>317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986" calcext:value-type="float">
            <text:p>39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642" calcext:value-type="float">
            <text:p>56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881" calcext:value-type="float">
            <text:p>688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963" calcext:value-type="float">
            <text:p>796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8955" calcext:value-type="float">
            <text:p>895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320" calcext:value-type="float">
            <text:p>11320</text:p>
          </table:table-cell>
          <table:table-cell table:number-columns-repeated="101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ce34" office:value-type="float" office:value="12318" calcext:value-type="float">
            <text:p>12318</text:p>
          </table:table-cell>
          <table:table-cell table:number-columns-repeated="1014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ce34" office:value-type="float" office:value="13686" calcext:value-type="float">
            <text:p>136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714" calcext:value-type="float">
            <text:p>1571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986" calcext:value-type="float">
            <text:p>169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637" calcext:value-type="float">
            <text:p>2563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677" calcext:value-type="float">
            <text:p>2267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0678" calcext:value-type="float">
            <text:p>2067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1683" calcext:value-type="float">
            <text:p>2168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453" calcext:value-type="float">
            <text:p>2245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323" calcext:value-type="float">
            <text:p>2432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715" calcext:value-type="float">
            <text:p>2671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768" calcext:value-type="float">
            <text:p>2776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899" calcext:value-type="float">
            <text:p>18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825" calcext:value-type="float">
            <text:p>282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835" calcext:value-type="float">
            <text:p>483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126" calcext:value-type="float">
            <text:p>612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225" calcext:value-type="float">
            <text:p>722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8938" calcext:value-type="float">
            <text:p>893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341" calcext:value-type="float">
            <text:p>1034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536" calcext:value-type="float">
            <text:p>1153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259" calcext:value-type="float">
            <text:p>1225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966" calcext:value-type="float">
            <text:p>1496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565" calcext:value-type="float">
            <text:p>1456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303" calcext:value-type="float">
            <text:p>1630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650" calcext:value-type="float">
            <text:p>1665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980" calcext:value-type="float">
            <text:p>1998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311" calcext:value-type="float">
            <text:p>193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695" calcext:value-type="float">
            <text:p>2269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326" calcext:value-type="float">
            <text:p>2332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634" calcext:value-type="float">
            <text:p>2363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930" calcext:value-type="float">
            <text:p>2593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766" calcext:value-type="float">
            <text:p>2776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32" calcext:value-type="float">
            <text:p>14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861" calcext:value-type="float">
            <text:p>286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045" calcext:value-type="float">
            <text:p>404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149" calcext:value-type="float">
            <text:p>514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549" calcext:value-type="float">
            <text:p>654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8227" calcext:value-type="float">
            <text:p>822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109" calcext:value-type="float">
            <text:p>1010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012" calcext:value-type="float">
            <text:p>1201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869" calcext:value-type="float">
            <text:p>1386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121" calcext:value-type="float">
            <text:p>1512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284" calcext:value-type="float">
            <text:p>1428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835" calcext:value-type="float">
            <text:p>1683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287" calcext:value-type="float">
            <text:p>1728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623" calcext:value-type="float">
            <text:p>2362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1161" calcext:value-type="float">
            <text:p>2116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1960" calcext:value-type="float">
            <text:p>2196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914" calcext:value-type="float">
            <text:p>2391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577" calcext:value-type="float">
            <text:p>2357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149" calcext:value-type="float">
            <text:p>2614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9075" calcext:value-type="float">
            <text:p>2907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10" calcext:value-type="float">
            <text:p>141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87" calcext:value-type="float">
            <text:p>268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144" calcext:value-type="float">
            <text:p>41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172" calcext:value-type="float">
            <text:p>517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159" calcext:value-type="float">
            <text:p>715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004" calcext:value-type="float">
            <text:p>900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263" calcext:value-type="float">
            <text:p>926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394" calcext:value-type="float">
            <text:p>1139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304" calcext:value-type="float">
            <text:p>1230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844" calcext:value-type="float">
            <text:p>138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953" calcext:value-type="float">
            <text:p>1495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701" calcext:value-type="float">
            <text:p>1670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759" calcext:value-type="float">
            <text:p>1775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083" calcext:value-type="float">
            <text:p>1908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802" calcext:value-type="float">
            <text:p>1980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1344" calcext:value-type="float">
            <text:p>213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606" calcext:value-type="float">
            <text:p>2360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194" calcext:value-type="float">
            <text:p>2519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784" calcext:value-type="float">
            <text:p>2478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303" calcext:value-type="float">
            <text:p>27303</text:p>
          </table:table-cell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3T14:50:54.058246351</dc:date>
    <meta:editing-duration>P4DT21H45M</meta:editing-duration>
    <meta:editing-cycles>28</meta:editing-cycles>
    <meta:generator>LibreOffice/6.4.3.2$MacOSX_X86_64 LibreOffice_project/747b5d0ebf89f41c860ec2a39efd7cb15b54f2d8</meta:generator>
    <meta:document-statistic meta:table-count="9" meta:cell-count="5077" meta:object-count="8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